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339cf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339cf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officeooo:rsid="001d7fb8" officeooo:paragraph-rsid="00339cf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339cf7" style:font-size-asian="11pt" style:font-size-complex="11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rsid="002adba0" officeooo:paragraph-rsid="002c1363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1d7fb8" style:font-size-asian="10.5pt" style:font-size-complex="10.5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0.5pt" officeooo:rsid="001d7fb8" officeooo:paragraph-rsid="00331c8f" style:font-size-asian="10.5pt" style:font-size-complex="10.5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0.5pt" officeooo:paragraph-rsid="001d7fb8" style:font-size-asian="10.5pt" style:font-size-complex="10.5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0.5pt" officeooo:paragraph-rsid="00339cf7" style:font-size-asian="10.5pt" style:font-size-complex="10.5pt"/>
    </style:style>
    <style:style style:name="P13" style:family="paragraph" style:parent-style-name="UrbanBody">
      <style:paragraph-properties fo:text-align="start" style:justify-single-word="false"/>
      <style:text-properties style:font-name="Arial" fo:font-size="10.5pt" officeooo:rsid="000ac111" officeooo:paragraph-rsid="001d7fb8" style:font-size-asian="10.5pt" style:font-size-complex="10.5pt"/>
    </style:style>
    <style:style style:name="P14" style:family="paragraph" style:parent-style-name="UrbanBody">
      <style:paragraph-properties fo:text-align="start" style:justify-single-word="false">
        <style:tab-stops/>
      </style:paragraph-properties>
      <style:text-properties style:font-name="Arial" fo:font-size="10.5pt" style:font-size-complex="10.5pt"/>
    </style:style>
    <style:style style:name="P15" style:family="paragraph" style:parent-style-name="Urban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UrbanBody">
      <style:paragraph-properties fo:text-align="start" style:justify-single-word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UrbanBody">
      <style:paragraph-properties fo:text-align="justify" style:justify-single-word="false"/>
      <style:text-properties style:font-name="Arial" fo:font-size="10pt" style:text-underline-style="none" officeooo:rsid="001fdf67" style:font-size-asian="10pt" style:font-size-complex="10pt"/>
    </style:style>
    <style:style style:name="P18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219cbc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UrbanBody">
      <style:paragraph-properties fo:text-align="start" style:justify-single-word="false"/>
      <style:text-properties fo:color="#000000" style:font-name="Arial" fo:font-size="10.5pt" fo:font-style="normal" fo:font-weight="normal" officeooo:rsid="001d7fb8" officeooo:paragraph-rsid="001d7fb8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UrbanTitle">
      <style:paragraph-properties fo:text-align="center" style:justify-single-word="false"/>
      <style:text-properties style:font-name="Arial" fo:font-size="14pt" fo:font-style="normal" style:text-underline-style="none" officeooo:rsid="001d7fb8" officeooo:paragraph-rsid="0026fcb0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39cf7" style:font-size-asian="10pt" style:font-size-complex="10pt"/>
    </style:style>
    <style:style style:name="P22" style:family="paragraph" style:parent-style-name="UrbanBody">
      <style:text-properties style:font-name="Arial" fo:font-size="9pt" style:font-size-asian="9pt" style:font-size-complex="9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7fb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c111" style:font-weight-asian="bold" style:font-weight-complex="bold"/>
    </style:style>
    <style:style style:name="T7" style:family="text">
      <style:text-properties fo:font-weight="bold" officeooo:rsid="002c1363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ac111"/>
    </style:style>
    <style:style style:name="T10" style:family="text">
      <style:text-properties style:text-underline-style="solid" style:text-underline-width="auto" style:text-underline-color="font-color" officeooo:rsid="001f24bd"/>
    </style:style>
    <style:style style:name="T11" style:family="text">
      <style:text-properties fo:font-variant="normal" fo:text-transform="none" style:use-window-font-color="true" fo:font-weight="bold" officeooo:rsid="000ac111" style:font-weight-asian="bold" style:font-weight-complex="bold"/>
    </style:style>
    <style:style style:name="T12" style:family="text">
      <style:text-properties officeooo:rsid="001d7fb8"/>
    </style:style>
    <style:style style:name="T13" style:family="text">
      <style:text-properties officeooo:rsid="000ac111"/>
    </style:style>
    <style:style style:name="T14" style:family="text">
      <style:text-properties officeooo:rsid="00219cbc"/>
    </style:style>
    <style:style style:name="T15" style:family="text">
      <style:text-properties officeooo:rsid="00230862"/>
    </style:style>
    <style:style style:name="T16" style:family="text">
      <style:text-properties officeooo:rsid="00362119"/>
    </style:style>
    <style:style style:name="T17" style:family="text">
      <style:text-properties fo:color="#800000" fo:background-color="#ffff00" loext:char-shading-value="0"/>
    </style:style>
    <style:style style:name="T18" style:family="text">
      <style:text-properties fo:color="#800000" officeooo:rsid="003208fc" fo:background-color="#ffff00" loext:char-shading-value="0"/>
    </style:style>
    <style:style style:name="T19" style:family="text">
      <style:text-properties fo:color="#800000" officeooo:rsid="00325888" fo:background-color="#ffff00" loext:char-shading-value="0"/>
    </style:style>
    <style:style style:name="T20" style:family="text">
      <style:text-properties fo:color="#800000" officeooo:rsid="00328886" fo:background-color="#ffff00" loext:char-shading-value="0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23"><text:span text:style-name="T25">do text</text:span></text:p><text:p text:style-name="P23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1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"><text:span text:style-name="T2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4"><text:s/></text:span><text:span text:style-name="T23"><text:conditional-text text:condition="ooow:&quot;view.do_mailing()&quot;" text:string-value-if-true="&quot;mailed_data.name1&quot;" text:string-value-if-false="">mailed_data.name1</text:conditional-text></text:span><text:span text:style-name="T24"><text:s/></text:span><text:span text:style-name="T23"><text:conditional-text text:condition="ooow:&quot;view.do_mailing()&quot;" text:string-value-if-true="&quot;mailed_data.name2&quot;" text:string-value-if-false="">mailed_data.name2</text:conditional-text></text:span><text:span text:style-name="T24"><text:line-break/></text:span><text:span text:style-name="T23"><text:conditional-text text:condition="ooow:&quot;view.do_mailing()&quot;" text:string-value-if-true="&quot;mailed_data.street&quot;" text:string-value-if-false="">mailed_data.street</text:conditional-text></text:span><text:span text:style-name="T23">, </text:span><text:span text:style-name="T23"><text:conditional-text text:condition="ooow:&quot;view.do_mailing()&quot;" text:string-value-if-true="&quot;mailed_data.number&quot;" text:string-value-if-false="">mailed_data.number</text:conditional-text></text:span><text:span text:style-name="T24"><text:line-break/></text:span><text:span text:style-name="T23"><text:conditional-text text:condition="ooow:&quot;view.do_mailing()&quot;" text:string-value-if-true="&quot;mailed_data.zipcode&quot;" text:string-value-if-false="">mailed_data.zipcode</text:conditional-text></text:span><text:span text:style-name="T23"> </text:span><text:span text:style-name="T2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20">Permis d'urbanisme octroyé par le Fonctionnaire délégué :</text:p>
      <text:p text:style-name="P20">implantation et cautionnement</text:p>
      <text:p text:style-name="P22"/>
      <text:p text:style-name="P22"/>
      <text:p text:style-name="P22"/>
      <text:p text:style-name="P5"><office:annotation><dc:creator>Gauthier Bastien</dc:creator><dc:date>2011-02-16T16:12:24</dc:date><text:p text:style-name="P23"><text:span text:style-name="T2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3"><text:span text:style-name="T2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7"><text:span text:style-name="T7">Référence c</text:span><text:span text:style-name="T5">adastr</text:span><text:span text:style-name="T7">ale</text:span> : <text:text-input text:description="Parcelles">self.getPortionOutsText()</text:text-input></text:p>
      <text:p text:style-name="P5"/>
      <text:p text:style-name="P5"/>
      <text:p text:style-name="P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11">Conformément <text:span text:style-name="T12">au Code du Développement Territorial</text:span>, <text:span text:style-name="T12">le Fonctionnaire délégué vous a octroyé un permis d'urbanisme pour </text:span><text:span text:style-name="T12"><text:text-input text:description="Objet des travaux">self.getLicenceSubject()</text:text-input></text:span><text:span text:style-name="T12">, sis </text:span><text:span text:style-name="T12"><text:text-input text:description="Situation des travaux">self.getWorkLocationSignaletic()</text:text-input></text:span><text:span text:style-name="T12">.</text:span></text:p>
      <text:p text:style-name="P11"/>
      <text:p text:style-name="P8">Ce permis d'urbanisme a été octroyé moyennant le respect des conditions suivantes :<text:line-break/><text:span text:style-name="T17">….</text:span></text:p>
      <text:p text:style-name="P8"/>
      <text:p text:style-name="P8">De plus, avant le début des travaux, plusieurs conditions seront à remplir, à savoir :<text:line-break/></text:p>
      <text:p text:style-name="P9"><text:span text:style-name="T13">a) </text:span><text:span text:style-name="T9">réaliser un cautionnement</text:span><text:span text:style-name="T13">, QUINZE JOURS AVANT LE COMMENCEMENT DES TRAVAUX, d’un montant de </text:span><text:span text:style-name="T20">A PAYER</text:span><text:span text:style-name="T13"> </text:span><text:span text:style-name="T6">euros</text:span><text:span text:style-name="T13"> conformément au règlement sur le cautionnement des permis d’urbanisme. La communication à préciser est : </text:span><text:span text:style-name="T6">« </text:span><text:span text:style-name="T11"><text:text-input text:description="">self.getReference()</text:text-input></text:span><text:span text:style-name="T11"><text:s/></text:span><text:span text:style-name="T6">» .</text:span></text:p>
      <text:p text:style-name="P13">A défaut de dépôt de la caution, le Collège communal se réserve le droit de faire placer les scellés par un vérificateur assermenté pour non respect de la présente.</text:p>
      <text:p text:style-name="P13"/>
      <text:p text:style-name="P13">b) <text:span text:style-name="T8">réaliser, à votre demande</text:span>, 15 JOURS AVANT LE COMMENCEMENT DES TRAVAUX, <text:span text:style-name="T8">un état des lieux</text:span> contradictoire par le Service Travaux de la Commune. A défaut d’une telle demande, il ne pourra s’en prévaloir en décharge de responsabilité.</text:p>
      <text:p text:style-name="P13"/>
      <text:p text:style-name="P13">c) <text:span text:style-name="T8">de réaliser</text:span>, QUINZE JOURS AVANT LE COMMENCEMENT DES TRAVAUX, <text:span text:style-name="T8">un plan d’implantation côté en deux exemplaires,</text:span><text:span text:style-name="T3"> </text:span><text:span text:style-name="T4">conformément à l'article D.IV.72. du CoDT</text:span>. Le plan devra être dressé par un géomètre, signé par un géomètre et contresigné par l’architecte, le demandeur et l’entrepreneur qui exécute les travaux. Le plan sera transmis à la Commune dans un délai de 15 jours calendrier avant le démarrage des travaux pour permettre à l’administration d’établir la délibération d’implantation.</text:p>
      <text:p text:style-name="P11"/>
      <text:p text:style-name="P18">d) introduire, à l'attention du Collège communal, une demande de raccordement à l'égout public communal (voir modèle de courrier en annexe).</text:p>
      <text:p text:style-name="P18"/>
      <text:p text:style-name="P18"><text:span text:style-name="T14">Vous devrez</text:span> afficher le document « avis d'octroi d'un permis d'urbanisme » <text:span text:style-name="T15">pendant toute la durée du chantier</text:span>, tel qu’indiqué dans celui-ci, et prévenir l'Échevinat de l'Urbanisme du début et de la fin des travaux, au moyen du talon ci-joint.</text:p>
      <text:p text:style-name="P19"/>
      <text:p text:style-name="P19"><text:span text:style-name="T14">A</text:span> la fin des travaux, compléter et renvoyer le document « cadastre » au SPF Finances – <text:span text:style-name="T18">ADRESSE</text:span></text:p>
      <text:p text:style-name="P14"><text:soft-page-break/></text:p>
      <text:p text:style-name="P12">Vous souhaitant bonne réception de cette lettre et de ces annexes, nous vous prions d'agréer, <text:span text:style-name="T23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10"/>
      <text:p text:style-name="P6"/>
      <text:p text:style-name="P6"><office:annotation><dc:creator>Gauthier Bastien</dc:creator><dc:date>2011-01-13T14:56:41</dc:date><text:p text:style-name="P23"><text:span text:style-name="T26">do text</text:span></text:p><text:p text:style-name="P23"><text:span text:style-name="T26">from document(at=signatures, format='odt')</text:span></text:p></office:annotation><text:span text:style-name="T1">Import depuis signatures.odt</text:span></text:p>
      <text:p text:style-name="P17"/>
      <text:p text:style-name="P16"/>
      <text:p text:style-name="P15"><text:span text:style-name="T8">Annexe</text:span><text:span text:style-name="T10">s</text:span><text:span text:style-name="T8"> : </text:span><text:line-break/><text:span text:style-name="T19">ANNEXES A LA LET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Rubik" svg:font-family="Rubik" style:font-pitch="variable"/>
    <style:font-face style:name="SimSun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3:40.626381700</dc:date>
    <dc:language>fr-FR</dc:language>
    <meta:editing-cycles>115</meta:editing-cycles>
    <meta:editing-duration>P1DT9H30M54S</meta:editing-duration>
    <meta:document-statistic meta:table-count="1" meta:image-count="0" meta:object-count="0" meta:page-count="2" meta:paragraph-count="24" meta:word-count="395" meta:character-count="2745" meta:non-whitespace-character-count="2394"/>
    <meta:user-defined meta:name="Info 1"/>
    <meta:user-defined meta:name="Info 2"/>
    <meta:user-defined meta:name="Info 3"/>
    <meta:user-defined meta:name="Info 4"/>
  </office:meta>
</office:document-meta>
</file>